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is-true-formula(NOT(ISERROR(SEARCH(&quot;TERMINE&quot;;[.J2]))))" style:apply-style-name="cf4" style:base-cell-address="Feuil1.J2"/>
      <style:map style:condition="of:is-true-formula(NOT(ISERROR(SEARCH(&quot;EN COURS&quot;;[.J2]))))" style:apply-style-name="cf3" style:base-cell-address="Feuil1.J2"/>
      <style:map style:condition="of:is-true-formula(NOT(ISERROR(SEARCH(&quot;SURCHARGE&quot;;[.J2]))))" style:apply-style-name="cf2" style:base-cell-address="Feuil1.J2"/>
      <style:map style:condition="of:is-true-formula(NOT(ISERROR(SEARCH(&quot;SURCHARGE&quot;;[.J2]))))" style:apply-style-name="cf1" style:base-cell-address="Feuil1.J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âche</text:p>
          </table:table-cell>
          <table:table-cell office:value-type="string" table:style-name="ce2">
            <text:p>Responsables</text:p>
          </table:table-cell>
          <table:table-cell office:value-type="string" table:style-name="ce2">
            <text:p>Durée(jours)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Priorité</text:p>
          </table:table-cell>
          <table:table-cell office:value-type="string" table:style-name="ce1">
            <text:p>Charge</text:p>
          </table:table-cell>
          <table:table-cell office:value-type="string" table:style-name="ce1">
            <text:p>Date fin</text:p>
          </table:table-cell>
          <table:table-cell office:value-type="string" table:style-name="ce2">
            <text:p>Niveau de priorité</text:p>
          </table:table-cell>
          <table:table-cell office:value-type="string" table:style-name="ce2">
            <text:p>Alerte Charge</text:p>
          </table:table-cell>
          <table:table-cell office:value-type="string" table:style-name="ce1">
            <text:p>Statut</text:p>
          </table:table-cell>
          <table:table-cell office:value-type="date" office:date-value="2026-05-01T00:00:00" table:style-name="ce3">
            <text:p>01/05/2026</text:p>
          </table:table-cell>
          <table:table-cell office:value-type="date" office:date-value="2026-05-02T00:00:00" table:style-name="ce3">
            <text:p>02/05/2026</text:p>
          </table:table-cell>
          <table:table-cell office:value-type="date" office:date-value="2026-05-03T00:00:00" table:style-name="ce3">
            <text:p>03/05/2026</text:p>
          </table:table-cell>
          <table:table-cell office:value-type="date" office:date-value="2026-05-04T00:00:00" table:style-name="ce3">
            <text:p>04/05/2026</text:p>
          </table:table-cell>
          <table:table-cell office:value-type="string" table:style-name="ce2">
            <text:p>Action Recommandée</text:p>
          </table:table-cell>
          <table:table-cell table:number-columns-repeated="1636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nalyse</text:p>
          </table:table-cell>
          <table:table-cell office:value-type="string" table:style-name="ce1">
            <text:p>Alice</text:p>
          </table:table-cell>
          <table:table-cell office:value-type="float" office:value="2" table:style-name="ce1">
            <text:p>2</text:p>
          </table:table-cell>
          <table:table-cell office:value-type="date" office:date-value="2026-05-01T00:00:00" table:style-name="ce3">
            <text:p>01/05/2026</text:p>
          </table:table-cell>
          <table:table-cell office:value-type="string" table:style-name="ce1">
            <text:p>Haute</text:p>
          </table:table-cell>
          <table:table-cell office:value-type="float" office:value="6" table:style-name="ce1">
            <text:p>6</text:p>
          </table:table-cell>
          <table:table-cell office:value-type="date" office:date-value="2026-05-03T00:00:00" table:formula="of:=[.E2]+[.D2]" table:style-name="ce3">
            <text:p>03/05/2026</text:p>
          </table:table-cell>
          <table:table-cell office:value-type="float" office:value="3" table:formula="of:=IF([.F2]=&quot;Haute&quot;;3;IF([.F2]=&quot;Moyenne&quot;;2;1))" table:style-name="ce1">
            <text:p>3</text:p>
          </table:table-cell>
          <table:table-cell office:value-type="string" office:string-value="OK" table:formula="of:=IF([.G2]&gt;6;&quot;SURCHARGE&quot;;&quot;OK&quot;)" table:style-name="ce4">
            <text:p>OK</text:p>
          </table:table-cell>
          <table:table-cell office:value-type="string" office:string-value="PLANIFIE" table:formula="of:=IF([.H2]&lt;TODAY();&quot;TERMINE&quot;;IF([.E2]&lt;=TODAY();&quot;EN COURS&quot;;&quot;PLANIFIE&quot;))" table:style-name="ce1">
            <text:p>PLANIFIE</text:p>
          </table:table-cell>
          <table:table-cell table:number-columns-repeated="4" table:style-name="ce1"/>
          <table:table-cell office:value-type="string" office:string-value="Traiter en urgence" table:formula="of:=IF(AND([.F2]=&quot;Haute&quot;;[.G2]&gt;6);&quot;Réaffecter résource&quot;;IF([.F2]=&quot;Haute&quot;;&quot;Traiter en urgence&quot;;&quot;normal&quot;))" table:style-name="ce2">
            <text:p>Traiter en urgence</text:p>
          </table:table-cell>
          <table:table-cell table:number-columns-repeated="1636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Conception</text:p>
          </table:table-cell>
          <table:table-cell office:value-type="string" table:style-name="ce1">
            <text:p>Bob</text:p>
          </table:table-cell>
          <table:table-cell office:value-type="float" office:value="3" table:style-name="ce1">
            <text:p>3</text:p>
          </table:table-cell>
          <table:table-cell office:value-type="date" office:date-value="2026-05-02T00:00:00" table:style-name="ce3">
            <text:p>02/05/2026</text:p>
          </table:table-cell>
          <table:table-cell office:value-type="string" table:style-name="ce1">
            <text:p>Moyenne<text:s/></text:p>
          </table:table-cell>
          <table:table-cell office:value-type="float" office:value="4" table:style-name="ce1">
            <text:p>4</text:p>
          </table:table-cell>
          <table:table-cell office:value-type="date" office:date-value="2026-05-05T00:00:00" table:formula="of:=[.E3]+[.D3]" table:style-name="ce3">
            <text:p>05/05/2026</text:p>
          </table:table-cell>
          <table:table-cell office:value-type="float" office:value="1" table:formula="of:=IF([.F3]=&quot;Haute&quot;;3;IF([.F3]=&quot;Moyenne&quot;;2;1))" table:style-name="ce1">
            <text:p>1</text:p>
          </table:table-cell>
          <table:table-cell office:value-type="string" office:string-value="OK" table:formula="of:=IF([.G3]&gt;6;&quot;SURCHARGE&quot;;&quot;OK&quot;)" table:style-name="ce4">
            <text:p>OK</text:p>
          </table:table-cell>
          <table:table-cell office:value-type="string" office:string-value="PLANIFIE" table:formula="of:=IF([.H3]&lt;TODAY();&quot;TERMINE&quot;;IF([.E3]&lt;=TODAY();&quot;EN COURS&quot;;&quot;PLANIFIE&quot;))" table:style-name="ce1">
            <text:p>PLANIFIE</text:p>
          </table:table-cell>
          <table:table-cell table:number-columns-repeated="4" table:style-name="ce1"/>
          <table:table-cell office:value-type="string" office:string-value="normal" table:formula="of:=IF(AND([.F3]=&quot;Haute&quot;;[.G3]&gt;6);&quot;Réaffecter résource&quot;;IF([.F3]=&quot;Haute&quot;;&quot;Traiter en urgence&quot;;&quot;normal&quot;))" table:style-name="ce2">
            <text:p>normal</text:p>
          </table:table-cell>
          <table:table-cell table:number-columns-repeated="1636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2">
            <text:p>Développement</text:p>
          </table:table-cell>
          <table:table-cell office:value-type="string" table:style-name="ce1">
            <text:p>Claire</text:p>
          </table:table-cell>
          <table:table-cell office:value-type="float" office:value="5" table:style-name="ce1">
            <text:p>5</text:p>
          </table:table-cell>
          <table:table-cell office:value-type="date" office:date-value="2026-05-03T00:00:00" table:style-name="ce3">
            <text:p>03/05/2026</text:p>
          </table:table-cell>
          <table:table-cell office:value-type="string" table:style-name="ce1">
            <text:p>Haute</text:p>
          </table:table-cell>
          <table:table-cell office:value-type="float" office:value="8" table:style-name="ce1">
            <text:p>8</text:p>
          </table:table-cell>
          <table:table-cell office:value-type="date" office:date-value="2026-05-08T00:00:00" table:formula="of:=[.E4]+[.D4]" table:style-name="ce3">
            <text:p>08/05/2026</text:p>
          </table:table-cell>
          <table:table-cell office:value-type="float" office:value="3" table:formula="of:=IF([.F4]=&quot;Haute&quot;;3;IF([.F4]=&quot;Moyenne&quot;;2;1))" table:style-name="ce1">
            <text:p>3</text:p>
          </table:table-cell>
          <table:table-cell office:value-type="string" office:string-value="SURCHARGE" table:formula="of:=IF([.G4]&gt;6;&quot;SURCHARGE&quot;;&quot;OK&quot;)" table:style-name="ce4">
            <text:p>SURCHARGE</text:p>
          </table:table-cell>
          <table:table-cell office:value-type="string" office:string-value="PLANIFIE" table:formula="of:=IF([.H4]&lt;TODAY();&quot;TERMINE&quot;;IF([.E4]&lt;=TODAY();&quot;EN COURS&quot;;&quot;PLANIFIE&quot;))" table:style-name="ce1">
            <text:p>PLANIFIE</text:p>
          </table:table-cell>
          <table:table-cell table:number-columns-repeated="4" table:style-name="ce1"/>
          <table:table-cell office:value-type="string" office:string-value="Réaffecter résource" table:formula="of:=IF(AND([.F4]=&quot;Haute&quot;;[.G4]&gt;6);&quot;Réaffecter résource&quot;;IF([.F4]=&quot;Haute&quot;;&quot;Traiter en urgence&quot;;&quot;normal&quot;))" table:style-name="ce2">
            <text:p>Réaffecter résource</text:p>
          </table:table-cell>
          <table:table-cell table:number-columns-repeated="1636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David</text:p>
          </table:table-cell>
          <table:table-cell office:value-type="float" office:value="2" table:style-name="ce1">
            <text:p>2</text:p>
          </table:table-cell>
          <table:table-cell office:value-type="date" office:date-value="2026-05-06T00:00:00" table:style-name="ce3">
            <text:p>06/05/2026</text:p>
          </table:table-cell>
          <table:table-cell office:value-type="string" table:style-name="ce1">
            <text:p>Basse</text:p>
          </table:table-cell>
          <table:table-cell office:value-type="float" office:value="3" table:style-name="ce1">
            <text:p>3</text:p>
          </table:table-cell>
          <table:table-cell office:value-type="date" office:date-value="2026-05-08T00:00:00" table:formula="of:=[.E5]+[.D5]" table:style-name="ce3">
            <text:p>08/05/2026</text:p>
          </table:table-cell>
          <table:table-cell office:value-type="float" office:value="1" table:formula="of:=IF([.F5]=&quot;Haute&quot;;3;IF([.F5]=&quot;Moyenne&quot;;2;1))" table:style-name="ce1">
            <text:p>1</text:p>
          </table:table-cell>
          <table:table-cell office:value-type="string" office:string-value="OK" table:formula="of:=IF([.G5]&gt;6;&quot;SURCHARGE&quot;;&quot;OK&quot;)" table:style-name="ce4">
            <text:p>OK</text:p>
          </table:table-cell>
          <table:table-cell office:value-type="string" office:string-value="PLANIFIE" table:formula="of:=IF([.H5]&lt;TODAY();&quot;TERMINE&quot;;IF([.E5]&lt;=TODAY();&quot;EN COURS&quot;;&quot;PLANIFIE&quot;))" table:style-name="ce1">
            <text:p>PLANIFIE</text:p>
          </table:table-cell>
          <table:table-cell table:number-columns-repeated="4" table:style-name="ce1"/>
          <table:table-cell office:value-type="string" office:string-value="normal" table:formula="of:=IF(AND([.F5]=&quot;Haute&quot;;[.G5]&gt;6);&quot;Réaffecter résource&quot;;IF([.F5]=&quot;Haute&quot;;&quot;Traiter en urgence&quot;;&quot;normal&quot;))" table:style-name="ce2">
            <text:p>normal</text:p>
          </table:table-cell>
          <table:table-cell table:number-columns-repeated="1636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Déploiement</text:p>
          </table:table-cell>
          <table:table-cell office:value-type="string" table:style-name="ce1">
            <text:p>Emma</text:p>
          </table:table-cell>
          <table:table-cell office:value-type="float" office:value="1" table:style-name="ce1">
            <text:p>1</text:p>
          </table:table-cell>
          <table:table-cell office:value-type="date" office:date-value="2026-05-08T00:00:00" table:style-name="ce3">
            <text:p>08/05/2026</text:p>
          </table:table-cell>
          <table:table-cell office:value-type="string" table:style-name="ce1">
            <text:p>Haute</text:p>
          </table:table-cell>
          <table:table-cell office:value-type="float" office:value="7" table:style-name="ce1">
            <text:p>7</text:p>
          </table:table-cell>
          <table:table-cell office:value-type="date" office:date-value="2026-05-09T00:00:00" table:formula="of:=[.E6]+[.D6]" table:style-name="ce3">
            <text:p>09/05/2026</text:p>
          </table:table-cell>
          <table:table-cell office:value-type="float" office:value="3" table:formula="of:=IF([.F6]=&quot;Haute&quot;;3;IF([.F6]=&quot;Moyenne&quot;;2;1))" table:style-name="ce1">
            <text:p>3</text:p>
          </table:table-cell>
          <table:table-cell office:value-type="string" office:string-value="SURCHARGE" table:formula="of:=IF([.G6]&gt;6;&quot;SURCHARGE&quot;;&quot;OK&quot;)" table:style-name="ce4">
            <text:p>SURCHARGE</text:p>
          </table:table-cell>
          <table:table-cell office:value-type="string" office:string-value="PLANIFIE" table:formula="of:=IF([.H6]&lt;TODAY();&quot;TERMINE&quot;;IF([.E6]&lt;=TODAY();&quot;EN COURS&quot;;&quot;PLANIFIE&quot;))" table:style-name="ce1">
            <text:p>PLANIFIE</text:p>
          </table:table-cell>
          <table:table-cell table:number-columns-repeated="4" table:style-name="ce1"/>
          <table:table-cell office:value-type="string" office:string-value="Réaffecter résource" table:formula="of:=IF(AND([.F6]=&quot;Haute&quot;;[.G6]&gt;6);&quot;Réaffecter résource&quot;;IF([.F6]=&quot;Haute&quot;;&quot;Traiter en urgence&quot;;&quot;normal&quot;))" table:style-name="ce2">
            <text:p>Réaffecter résource</text:p>
          </table:table-cell>
          <table:table-cell table:number-columns-repeated="16368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/>
    <style:style style:name="cf2" style:family="table-cell">
      <style:text-properties fo:color="#FF0000"/>
    </style:style>
    <style:style style:name="cf3" style:family="table-cell">
      <style:text-properties fo:color="#FFC000"/>
    </style:style>
    <style:style style:name="cf4" style:family="table-cell">
      <style:text-properties fo:color="#00B05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el</meta:initial-creator>
    <dc:creator>Joel</dc:creator>
    <meta:creation-date>2026-04-03T21:15:14Z</meta:creation-date>
    <dc:date>2026-04-03T23:10:56Z</dc:date>
  </office:meta>
</office:document-meta>
</file>